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Standard">
      <style:text-properties officeooo:rsid="00021ae0" officeooo:paragraph-rsid="00021ae0"/>
    </style:style>
    <style:style style:name="P8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Quotations">Estrutura da solução:</text:p>
      <text:p text:style-name="P1"><text:span text:style-name="Source_20_Text">CadastroApp-Profissional-Console/</text:span></text:p>
      <text:p text:style-name="P2"><text:span text:style-name="Source_20_Text"><text:s/>├── CadastroApp.Domain/</text:span></text:p>
      <text:p text:style-name="P2"><text:span text:style-name="Source_20_Text"><text:s/>│ <text:s text:c="3"/>├── Entities/</text:span></text:p>
      <text:p text:style-name="P2"><text:span text:style-name="Source_20_Text"><text:s/>│ <text:s text:c="3"/>│ <text:s text:c="4"/>├── Usuario.cs</text:span></text:p>
      <text:p text:style-name="P2"><text:span text:style-name="Source_20_Text"><text:s/>│ <text:s text:c="3"/>│ <text:s text:c="4"/>└── Servico.cs</text:span></text:p>
      <text:p text:style-name="P2"><text:span text:style-name="Source_20_Text"><text:s/>│ <text:s text:c="3"/>├── Interfaces/</text:span></text:p>
      <text:p text:style-name="P2"><text:span text:style-name="Source_20_Text"><text:s/>│ <text:s text:c="3"/>│ <text:s text:c="4"/>├── IUsuarioRepository.cs</text:span></text:p>
      <text:p text:style-name="P2"><text:span text:style-name="Source_20_Text"><text:s/>│ <text:s text:c="3"/>│ <text:s text:c="4"/>└── IServicoRepository.cs</text:span></text:p>
      <text:p text:style-name="P2"><text:span text:style-name="Source_20_Text"><text:s/>│ <text:s text:c="3"/>CadastroApp.Domain.csproj</text:span></text:p>
      <text:p text:style-name="P2"><text:span text:style-name="Source_20_Text"><text:s/>│</text:span></text:p>
      <text:p text:style-name="P2"><text:span text:style-name="Source_20_Text"><text:s/>├── CadastroApp.Application/</text:span></text:p>
      <text:p text:style-name="P2"><text:span text:style-name="Source_20_Text"><text:s/>│ <text:s text:c="3"/>├── DTOs/</text:span></text:p>
      <text:p text:style-name="P2"><text:span text:style-name="Source_20_Text"><text:s/>│ <text:s text:c="3"/>│ <text:s text:c="4"/>├── UsuarioDto.cs</text:span></text:p>
      <text:p text:style-name="P2"><text:span text:style-name="Source_20_Text"><text:s/>│ <text:s text:c="3"/>│ <text:s text:c="4"/>└── ServicoDto.cs</text:span></text:p>
      <text:p text:style-name="P2"><text:span text:style-name="Source_20_Text"><text:s/>│ <text:s text:c="3"/>├── Services/</text:span></text:p>
      <text:p text:style-name="P2"><text:span text:style-name="Source_20_Text"><text:s/>│ <text:s text:c="3"/>│ <text:s text:c="4"/>├── UsuarioService.cs</text:span></text:p>
      <text:p text:style-name="P2"><text:span text:style-name="Source_20_Text"><text:s/>│ <text:s text:c="3"/>│ <text:s text:c="4"/>└── ServicoService.cs</text:span></text:p>
      <text:p text:style-name="P2"><text:span text:style-name="Source_20_Text"><text:s/>│ <text:s text:c="3"/>CadastroApp.Application.csproj</text:span></text:p>
      <text:p text:style-name="P2"><text:span text:style-name="Source_20_Text"><text:s/>│</text:span></text:p>
      <text:p text:style-name="P2"><text:span text:style-name="Source_20_Text"><text:s/>├── CadastroApp.Infrastructure/</text:span></text:p>
      <text:p text:style-name="P2"><text:span text:style-name="Source_20_Text"><text:s/>│ <text:s text:c="3"/>├── Data/</text:span></text:p>
      <text:p text:style-name="P2"><text:span text:style-name="Source_20_Text"><text:s/>│ <text:s text:c="3"/>│ <text:s text:c="4"/>├── AppDbContext.cs</text:span></text:p>
      <text:p text:style-name="P2"><text:span text:style-name="Source_20_Text"><text:s/>│ <text:s text:c="3"/>│ <text:s text:c="4"/>└── AppDbContextFactory.cs</text:span></text:p>
      <text:p text:style-name="P2"><text:span text:style-name="Source_20_Text"><text:s/>│ <text:s text:c="3"/>├── Repositories/</text:span></text:p>
      <text:p text:style-name="P2"><text:span text:style-name="Source_20_Text"><text:s/>│ <text:s text:c="3"/>│ <text:s text:c="4"/>├── UsuarioRepository.cs</text:span></text:p>
      <text:p text:style-name="P2"><text:span text:style-name="Source_20_Text"><text:s/>│ <text:s text:c="3"/>│ <text:s text:c="4"/>└── ServicoRepository.cs</text:span></text:p>
      <text:p text:style-name="P2"><text:span text:style-name="Source_20_Text"><text:s/>│ <text:s text:c="3"/>CadastroApp.Infrastructure.csproj</text:span></text:p>
      <text:p text:style-name="P2"><text:span text:style-name="Source_20_Text"><text:s/>│</text:span></text:p>
      <text:p text:style-name="P2"><text:span text:style-name="Source_20_Text"><text:s/>├── CadastroApp.Console/</text:span></text:p>
      <text:p text:style-name="P2"><text:span text:style-name="Source_20_Text"><text:s/>│ <text:s text:c="3"/>└── Program.cs</text:span></text:p>
      <text:p text:style-name="P2"><text:span text:style-name="Source_20_Text"><text:s/>│ <text:s text:c="3"/>CadastroApp.Console.csproj</text:span></text:p>
      <text:p text:style-name="P2"><text:span text:style-name="Source_20_Text"><text:s/>│</text:span></text:p>
      <text:p text:style-name="P3"><text:span text:style-name="Source_20_Text"><text:s/>└── CadastroApp-Profissional-Console.sln</text:span></text:p>
      <text:p text:style-name="Standard"/>
      <text:p text:style-name="P7">Copiar o código / Codificar</text:p>
      <text:p text:style-name="Standard"/>
      <text:p text:style-name="Standard"/>
      <text:h text:style-name="Heading_20_2" text:outline-level="2">🔹 Como rodar</text:h>
      <text:list text:style-name="L1">
        <text:list-item>
          <text:p text:style-name="P8">Crie a solution e adicione os projetos (<text:span text:style-name="Source_20_Text">dotnet new classlib</text:span> para Domain/Application/Infrastructure, <text:span text:style-name="Source_20_Text">dotnet new console</text:span> para Console).</text:p>
        </text:list-item>
        <text:list-item>
          <text:p text:style-name="P8">Ajuste os <text:span text:style-name="Source_20_Text">csproj</text:span> com referências entre camadas.</text:p>
        </text:list-item>
        <text:list-item>
          <text:p text:style-name="P8">Rode os comandos para criar o banco:</text:p>
          <text:p text:style-name="P5"><text:span text:style-name="Source_20_Text">dotnet ef migrations add InitialCreate -p CadastroApp.Infrastructure -s CadastroApp.Console</text:span></text:p>
          <text:p text:style-name="P4"><text:span text:style-name="Source_20_Text">dotnet ef database update -p CadastroApp.Infrastructure -s CadastroApp.Console</text:span></text:p>
        </text:list-item>
        <text:list-item>
          <text:p text:style-name="P8">Execute:</text:p>
          <text:p text:style-name="P6"><text:span text:style-name="Source_20_Text">dotnet run --project CadastroApp.Console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0T08:49:54.143000000</meta:creation-date>
    <dc:date>2025-08-20T08:51:42.454000000</dc:date>
    <meta:editing-duration>PT1M47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43" meta:word-count="161" meta:character-count="1354" meta:non-whitespace-character-count="1092"/>
  </office:meta>
</office:document-meta>
</file>